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d1d3e" officeooo:paragraph-rsid="001d1d3e"/>
    </style:style>
    <style:style style:name="P2" style:family="paragraph" style:parent-style-name="Standard">
      <style:text-properties officeooo:rsid="001e0943" officeooo:paragraph-rsid="001e0943"/>
    </style:style>
    <style:style style:name="P3" style:family="paragraph" style:parent-style-name="Standard">
      <style:text-properties fo:color="#ffffff" style:font-name="Liberation Serif" officeooo:rsid="00200c30" officeooo:paragraph-rsid="00200c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</text:p>
      <text:p text:style-name="P2">A</text:p>
      <text:p text:style-name="P3">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bell </meta:initial-creator>
    <meta:creation-date>2015-12-08T18:42:57.201007459</meta:creation-date>
    <dc:date>2016-01-09T12:40:37.096186438</dc:date>
    <meta:editing-duration>PT30S</meta:editing-duration>
    <meta:editing-cycles>3</meta:editing-cycles>
    <meta:generator>LibreOffice/4.1.6.2$Linux_x86 LibreOffice_project/410m0$Build-2</meta:generator>
    <meta:document-statistic meta:table-count="0" meta:image-count="0" meta:object-count="0" meta:page-count="1" meta:paragraph-count="3" meta:word-count="3" meta:character-count="3" meta:non-whitespace-character-count="3"/>
  </office:meta>
</office:document-meta>
</file>